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420e" draw:textarea-horizontal-align="center" draw:textarea-vertical-align="middle"/>
    </style:style>
    <style:style style:name="gr2" style:family="graphic" style:parent-style-name="standard">
      <style:graphic-properties draw:stroke="solid" draw:stroke-dash="Fine_20_Dashed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ffff66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9966cc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solid" draw:stroke-dash="Fine_20_Dashed" svg:stroke-width="0.1cm" svg:stroke-color="#ffd32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solid" draw:fill-color="#ffd32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aecf00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Fine_20_Dashed" svg:stroke-width="0.1cm" svg:stroke-color="#ff6309" draw:marker-start-width="0.35cm" draw:marker-end-width="0.35cm" draw:fill="solid" draw:fill-color="#ff6309" draw:opacity="50%" draw:textarea-horizontal-align="justify" draw:textarea-vertical-align="middle" draw:auto-grow-height="false" fo:padding-top="0.175cm" fo:padding-bottom="0.175cm" fo:padding-left="0.3cm" fo:padding-right="0.3cm" draw:shadow-opacity="50%"/>
    </style:style>
    <style:style style:name="gr11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solid" draw:stroke-dash="Fine_20_Dashed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.735cm"/>
    </style:style>
    <style:style style:name="gr14" style:family="graphic" style:parent-style-name="standard">
      <style:graphic-properties draw:stroke="solid" draw:stroke-dash="Fine_20_Dashed" svg:stroke-width="0.1cm" svg:stroke-color="#aecf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text-properties fo:font-family="'Daniel Black'" style:font-pitch="variable" fo:font-size="14pt"/>
    </style:style>
    <style:style style:name="P6" style:family="paragraph">
      <style:text-properties fo:font-family="'Daniel Black'" style:font-pitch="variable" fo:font-size="14pt" style:font-size-asian="14pt" style:font-size-complex="14pt"/>
    </style:style>
    <style:style style:name="P7" style:family="paragraph">
      <style:paragraph-properties fo:text-align="center"/>
      <style:text-properties fo:font-family="'Daniel Black'" style:font-pitch="variable"/>
    </style:style>
    <style:style style:name="P8" style:family="paragraph">
      <style:text-properties fo:font-family="'Daniel Black'" style:font-pitch="variable" fo:font-size="12pt" style:font-size-asian="12pt" style:font-size-complex="12pt"/>
    </style:style>
    <style:style style:name="P9" style:family="paragraph">
      <style:text-properties fo:font-size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family="'Daniel Black'" style:font-pitch="variable" fo:font-size="14pt" style:font-size-asian="14pt" style:font-size-complex="14pt"/>
    </style:style>
    <style:style style:name="T5" style:family="text">
      <style:text-properties fo:font-family="'Daniel Black'" style:font-pitch="variable"/>
    </style:style>
    <style:style style:name="T6" style:family="text">
      <style:text-properties fo:font-family="'Daniel Black'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2cm" svg:height="13.5cm" svg:x="5.5cm" svg:y="5.5cm">
          <text:p/>
        </draw:rect>
        <draw:line draw:style-name="gr2" draw:text-style-name="P1" draw:layer="layout" svg:x1="3cm" svg:y1="11.5cm" svg:x2="6cm" svg:y2="13.5cm">
          <text:p/>
        </draw:line>
        <draw:rect draw:style-name="gr3" draw:text-style-name="P2" draw:layer="layout" svg:width="4cm" svg:height="2cm" svg:x="24.5cm" svg:y="1.5cm">
          <text:p text:style-name="P1"><text:span text:style-name="T1">reactionner</text:span></text:p>
        </draw:rect>
        <draw:frame draw:style-name="gr4" draw:text-style-name="P3" draw:id="id1" draw:layer="layout" svg:width="10.7cm" svg:height="3.026cm" svg:x="5.785cm" svg:y="13cm">
          <draw:text-box>
            <text:p><text:span text:style-name="T2">(2) consume_results :</text:span></text:p>
            <text:p><text:span text:style-name="T2"><text:s text:c="2"/></text:span><text:span text:style-name="T2">create_notifications()</text:span></text:p>
            <text:p><text:span text:style-name="T2"><text:s text:c="2"/></text:span><text:span text:style-name="T2">get_contacts:</text:span></text:p>
            <text:p><text:span text:style-name="T2"><text:s text:c="4"/></text:span><text:span text:style-name="T2">notif_number == 1-&gt;self.contacts = [C1, C2]</text:span></text:p>
            <text:p><text:span text:style-name="T2"><text:s text:c="4"/></text:span></text:p>
          </draw:text-box>
        </draw:frame>
        <draw:rect draw:style-name="gr5" draw:text-style-name="P1" draw:layer="layout" svg:width="3.5cm" svg:height="2cm" svg:x="1.5cm" svg:y="9.5cm">
          <text:p text:style-name="P1">poller</text:p>
        </draw:rect>
        <draw:frame draw:style-name="gr4" draw:text-style-name="P3" draw:layer="layout" svg:width="4.397cm" svg:height="1.361cm" svg:x="1.348cm" svg:y="12.639cm">
          <draw:text-box>
            <text:p><text:span text:style-name="T2">(1) check_return :</text:span></text:p>
            <text:p><text:span text:style-name="T2">CRITICAL</text:span></text:p>
          </draw:text-box>
        </draw:frame>
        <draw:frame draw:style-name="gr4" draw:text-style-name="P3" draw:layer="layout" svg:width="14.434cm" svg:height="1.361cm" svg:x="7cm" svg:y="5.974cm">
          <draw:text-box>
            <text:p><text:span text:style-name="T2">Actions = [ <text:s text:c="81"/>]</text:span></text:p>
            <text:p><text:span text:style-name="T2"><text:s text:c="4"/></text:span></text:p>
          </draw:text-box>
        </draw:frame>
        <draw:frame draw:style-name="gr4" draw:text-style-name="P4" draw:id="id2" draw:layer="layout" svg:width="5.485cm" svg:height="0.878cm" draw:transform="rotate (1.5707963267946) translate (10cm 7.985cm)">
          <draw:text-box>
            <text:p><text:span text:style-name="T3">N1(C1, notif_nb=1)</text:span></text:p>
          </draw:text-box>
        </draw:frame>
        <draw:frame draw:style-name="gr4" draw:text-style-name="P4" draw:id="id3" draw:layer="layout" svg:width="5.485cm" svg:height="0.878cm" draw:transform="rotate (1.5707963267946) translate (11.101cm 7.985cm)">
          <draw:text-box>
            <text:p><text:span text:style-name="T3">N2(C2, notif_nb=1)</text:span></text:p>
          </draw:text-box>
        </draw:frame>
        <draw:connector draw:style-name="gr6" draw:text-style-name="P1" draw:layer="layout" draw:type="curve" draw:line-skew="-0.665cm" svg:x1="16.477cm" svg:y1="14.513cm" svg:x2="10.449cm" svg:y2="7.985cm" draw:start-shape="id1" draw:start-glue-point="1" draw:end-shape="id2" draw:end-glue-point="3" svg:d="m16477 14513c-246 0-205-2010-1650-2702s-4378-64-4378-3826">
          <text:p/>
        </draw:connector>
        <draw:connector draw:style-name="gr6" draw:text-style-name="P1" draw:layer="layout" draw:type="curve" svg:x1="16.478cm" svg:y1="14.513cm" svg:x2="11.55cm" svg:y2="7.985cm" draw:end-shape="id3" draw:end-glue-point="3" svg:d="m16478 14513c0-4519-4928-1256-4928-6528">
          <text:p/>
        </draw:connector>
        <draw:line draw:style-name="gr2" draw:text-style-name="P1" draw:layer="layout" svg:x1="24.5cm" svg:y1="1.5cm" svg:x2="12cm" svg:y2="2.5cm">
          <text:p/>
        </draw:line>
        <draw:frame draw:style-name="gr4" draw:text-style-name="P3" draw:layer="layout" svg:width="12.995cm" svg:height="1.916cm" svg:x="9.808cm" svg:y="16.5cm">
          <draw:text-box>
            <text:p><text:span text:style-name="T2">Escalations : [E1(contacts=C3,C4), E2(contacts=C5,C6)]</text:span></text:p>
            <text:p><text:span text:style-name="T2"><text:s text:c="23"/></text:span><text:span text:style-name="T2">First =2 <text:s text:c="22"/>First=3</text:span></text:p>
            <text:p><text:span text:style-name="T2"><text:s text:c="23"/></text:span><text:span text:style-name="T2">Last=4 <text:s text:c="23"/>Last=5</text:span></text:p>
          </draw:text-box>
        </draw:frame>
        <draw:line draw:style-name="gr2" draw:text-style-name="P1" draw:layer="layout" svg:x1="24.5cm" svg:y1="2cm" svg:x2="12cm" svg:y2="3cm">
          <text:p/>
        </draw:line>
        <draw:line draw:style-name="gr2" draw:text-style-name="P1" draw:layer="layout" svg:x1="12.5cm" svg:y1="5cm" svg:x2="17.5cm" svg:y2="11.5cm">
          <text:p/>
        </draw:line>
        <draw:frame draw:style-name="gr4" draw:text-style-name="P3" draw:id="id4" draw:layer="layout" svg:width="5.391cm" svg:height="3.026cm" svg:x="17cm" svg:y="11.5cm">
          <draw:text-box>
            <text:p><text:span text:style-name="T2">raise_from(N2) :</text:span></text:p>
            <text:p><text:span text:style-name="T2"><text:s text:c="2"/></text:span><text:span text:style-name="T2">notif_number=2</text:span></text:p>
            <text:p><text:span text:style-name="T2"><text:s text:c="2"/></text:span><text:span text:style-name="T2">create_notifications()</text:span></text:p>
            <text:p><text:span text:style-name="T2"><text:s text:c="2"/></text:span><text:span text:style-name="T2">get_contacts()</text:span></text:p>
            <text:p><text:span text:style-name="T2"><text:s text:c="4"/></text:span></text:p>
          </draw:text-box>
        </draw:frame>
        <draw:line draw:style-name="gr2" draw:text-style-name="P1" draw:layer="layout" svg:x1="17.5cm" svg:y1="14cm" svg:x2="16.5cm" svg:y2="16.5cm">
          <text:p/>
        </draw:line>
        <draw:frame draw:style-name="gr4" draw:text-style-name="P4" draw:id="id5" draw:layer="layout" svg:width="5.485cm" svg:height="0.878cm" draw:transform="rotate (1.5707963267946) translate (17.601cm 8.5cm)">
          <draw:text-box>
            <text:p><text:span text:style-name="T3">N3(C3, notif_nb=2)</text:span></text:p>
          </draw:text-box>
        </draw:frame>
        <draw:frame draw:style-name="gr4" draw:text-style-name="P4" draw:id="id6" draw:layer="layout" svg:width="5.485cm" svg:height="0.878cm" draw:transform="rotate (1.5707963267946) translate (18.601cm 8.5cm)">
          <draw:text-box>
            <text:p><text:span text:style-name="T3">N4(C4, notif_nb=2)</text:span></text:p>
          </draw:text-box>
        </draw:frame>
        <draw:frame draw:style-name="gr4" draw:text-style-name="P3" draw:layer="layout" svg:width="5.433cm" svg:height="1.361cm" svg:x="17.079cm" svg:y="14.5cm">
          <draw:text-box>
            <text:p><text:span text:style-name="T2">raise_from(N1) :</text:span></text:p>
            <text:p><text:span text:style-name="T2"><text:s text:c="2"/></text:span><text:span text:style-name="T2">N1.notif_nb&lt;2 → exit</text:span></text:p>
          </draw:text-box>
        </draw:frame>
        <draw:connector draw:style-name="gr6" draw:text-style-name="P1" draw:layer="layout" draw:type="curve" svg:x1="22.391cm" svg:y1="13.013cm" svg:x2="18.05cm" svg:y2="8.5cm" draw:start-shape="id4" draw:start-glue-point="1" draw:end-shape="id5" draw:end-glue-point="3" svg:d="m22391 13013c751 0 626-1507-647-2073s-3694-190-3694-2440">
          <text:p/>
        </draw:connector>
        <draw:connector draw:style-name="gr6" draw:text-style-name="P1" draw:layer="layout" draw:type="curve" svg:x1="22.391cm" svg:y1="13.013cm" svg:x2="19.05cm" svg:y2="8.5cm" draw:start-shape="id4" draw:start-glue-point="1" draw:end-shape="id6" draw:end-glue-point="3" svg:d="m22391 13013c751 0 626-1507-397-2073s-2944-190-2944-2440">
          <text:p/>
        </draw:connector>
        <draw:frame draw:style-name="gr4" draw:text-style-name="P3" draw:layer="layout" svg:width="1.107cm" svg:height="0.806cm" svg:x="20.893cm" svg:y="9.694cm">
          <draw:text-box>
            <text:p><text:span text:style-name="T2">(8)</text:span></text:p>
          </draw:text-box>
        </draw:frame>
        <draw:frame draw:style-name="gr4" draw:text-style-name="P3" draw:layer="layout" svg:width="1.107cm" svg:height="0.806cm" svg:x="10.893cm" svg:y="9.5cm">
          <draw:text-box>
            <text:p><text:span text:style-name="T2">(3)</text:span></text:p>
          </draw:text-box>
        </draw:frame>
        <draw:frame draw:style-name="gr4" draw:text-style-name="P3" draw:layer="layout" svg:width="3.262cm" svg:height="0.806cm" svg:x="13.738cm" svg:y="1.194cm">
          <draw:text-box>
            <text:p><text:span text:style-name="T2">(4) get &amp; run</text:span></text:p>
          </draw:text-box>
        </draw:frame>
        <draw:frame draw:style-name="gr4" draw:text-style-name="P3" draw:layer="layout" svg:width="3.842cm" svg:height="0.806cm" svg:x="13.658cm" svg:y="3cm">
          <draw:text-box>
            <text:p><text:span text:style-name="T2">(5) put_retusult</text:span></text:p>
          </draw:text-box>
        </draw:frame>
        <draw:frame draw:style-name="gr4" draw:text-style-name="P3" draw:layer="layout" svg:width="1.107cm" svg:height="0.806cm" svg:x="14.893cm" svg:y="7.194cm">
          <draw:text-box>
            <text:p><text:span text:style-name="T2">(6)</text:span></text:p>
          </draw:text-box>
        </draw:frame>
        <draw:frame draw:style-name="gr4" draw:text-style-name="P3" draw:layer="layout" svg:width="1.107cm" svg:height="0.806cm" svg:x="16.5cm" svg:y="13.5cm">
          <draw:text-box>
            <text:p><text:span text:style-name="T2">(7)</text:span></text:p>
          </draw:text-box>
        </draw:frame>
      </draw:page>
      <draw:page draw:name="page2" draw:style-name="dp1" draw:master-page-name="Standard">
        <draw:frame draw:style-name="gr4" draw:text-style-name="P6" draw:layer="layout" svg:width="5.844cm" svg:height="1.699cm" svg:x="-0.252cm" svg:y="13.239cm">
          <draw:text-box>
            <text:p text:style-name="P5"><text:span text:style-name="T4">(1) check_return :</text:span></text:p>
            <text:p text:style-name="P5"><text:span text:style-name="T4">CRITICAL</text:span></text:p>
          </draw:text-box>
        </draw:frame>
        <draw:line draw:style-name="gr7" draw:text-style-name="P1" draw:layer="layout" svg:x1="24.5cm" svg:y1="1.5cm" svg:x2="12cm" svg:y2="2.5cm">
          <text:p/>
        </draw:line>
        <draw:line draw:style-name="gr7" draw:text-style-name="P1" draw:layer="layout" svg:x1="24.5cm" svg:y1="2cm" svg:x2="12cm" svg:y2="3cm">
          <text:p/>
        </draw:line>
        <draw:frame draw:style-name="gr4" draw:text-style-name="P6" draw:layer="layout" svg:width="4.536cm" svg:height="0.975cm" svg:x="13.238cm" svg:y="0.794cm">
          <draw:text-box>
            <text:p text:style-name="P5"><text:span text:style-name="T4">(4) get &amp; run</text:span></text:p>
          </draw:text-box>
        </draw:frame>
        <draw:custom-shape draw:style-name="gr8" draw:text-style-name="P7" draw:layer="layout" svg:width="4.5cm" svg:height="2cm" svg:x="24.5cm" svg:y="1cm">
          <text:p text:style-name="P1"><text:span text:style-name="T5">Reaction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4cm" svg:height="2.5cm" svg:x="0cm" svg:y="9cm">
          <text:p text:style-name="P1"><text:span text:style-name="T5">P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22.7cm" svg:height="15cm" svg:x="6cm" svg:y="5.5cm">
          <text:p/>
          <draw:enhanced-geometry svg:viewBox="0 0 21600 21600" draw:path-stretchpoint-x="10800" draw:path-stretchpoint-y="10800" draw:text-areas="?f3 ?f4 ?f5 ?f6" draw:type="round-rectangle" draw:modifiers="825.0649956669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id="id7" draw:layer="layout" svg:width="12.435cm" svg:height="3.366cm" svg:x="6cm" svg:y="14.2cm">
          <draw:text-box>
            <text:p text:style-name="P8"><text:span text:style-name="T6">(2) consume_results :</text:span></text:p>
            <text:p text:style-name="P8"><text:span text:style-name="T6"><text:s text:c="2"/></text:span><text:span text:style-name="T6">create_notifications()</text:span></text:p>
            <text:p text:style-name="P8"><text:span text:style-name="T6"><text:s text:c="2"/></text:span><text:span text:style-name="T6">get_contacts:</text:span></text:p>
            <text:p text:style-name="P8"><text:span text:style-name="T6"><text:s text:c="4"/></text:span><text:span text:style-name="T6">notif_number == 1-&gt;self.contacts = [C1, C2]</text:span></text:p>
            <text:p text:style-name="P8"><text:span text:style-name="T6"><text:s text:c="4"/></text:span></text:p>
          </draw:text-box>
        </draw:frame>
        <draw:frame draw:style-name="gr4" draw:text-style-name="P6" draw:layer="layout" svg:width="20.153cm" svg:height="1.699cm" svg:x="6.098cm" svg:y="6.5cm">
          <draw:text-box>
            <text:p text:style-name="P5"><text:span text:style-name="T4">Actions = [ <text:s text:c="61"/>]</text:span></text:p>
            <text:p text:style-name="P5"><text:span text:style-name="T4"><text:s text:c="4"/></text:span></text:p>
          </draw:text-box>
        </draw:frame>
        <draw:frame draw:style-name="gr4" draw:text-style-name="P4" draw:id="id8" draw:layer="layout" svg:width="5.485cm" svg:height="0.878cm" draw:transform="rotate (1.5707963267946) translate (10.021cm 8cm)">
          <draw:text-box>
            <text:p text:style-name="P9"><text:span text:style-name="T3">N1(C1, notif_nb=1)</text:span></text:p>
          </draw:text-box>
        </draw:frame>
        <draw:frame draw:style-name="gr4" draw:text-style-name="P4" draw:id="id9" draw:layer="layout" svg:width="5.485cm" svg:height="0.878cm" draw:transform="rotate (1.5707963267946) translate (11.122cm 8cm)">
          <draw:text-box>
            <text:p text:style-name="P9"><text:span text:style-name="T3">N2(C2, notif_nb=1)</text:span></text:p>
          </draw:text-box>
        </draw:frame>
        <draw:connector draw:style-name="gr11" draw:text-style-name="P1" draw:layer="layout" draw:type="curve" draw:line-skew="0cm -0.665cm" svg:x1="18.435cm" svg:y1="15.883cm" svg:x2="10.46cm" svg:y2="8cm" draw:start-shape="id7" draw:start-glue-point="1" draw:end-shape="id8" draw:end-glue-point="3" svg:d="m18435 15883c751 0 626-2724-1555-3782s-6420-449-6420-4101">
          <text:p/>
        </draw:connector>
        <draw:connector draw:style-name="gr11" draw:text-style-name="P1" draw:layer="layout" draw:type="curve" svg:x1="18.606cm" svg:y1="16.013cm" svg:x2="11.561cm" svg:y2="8cm" draw:end-shape="id9" draw:end-glue-point="3" svg:d="m18606 16013c0-5634-7045-1628-7045-8013">
          <text:p/>
        </draw:connector>
        <draw:frame draw:style-name="gr4" draw:text-style-name="P8" draw:layer="layout" svg:width="15.005cm" svg:height="2.12cm" svg:x="11.936cm" svg:y="18cm">
          <draw:text-box>
            <text:p text:style-name="P8"><text:span text:style-name="T6">Escalations : [E1(contacts=C3,C4), E2(contacts=C5,C6)]</text:span></text:p>
            <text:p text:style-name="P8"><text:span text:style-name="T6"><text:s text:c="23"/></text:span><text:span text:style-name="T6">First =2 <text:s text:c="22"/>First=3</text:span></text:p>
            <text:p text:style-name="P8"><text:span text:style-name="T6"><text:s text:c="23"/></text:span><text:span text:style-name="T6">Last=4 <text:s text:c="23"/>Last=5</text:span></text:p>
          </draw:text-box>
        </draw:frame>
        <draw:line draw:style-name="gr12" draw:text-style-name="P1" draw:layer="layout" svg:x1="12.5cm" svg:y1="5cm" svg:x2="19.628cm" svg:y2="13cm">
          <text:p/>
        </draw:line>
        <draw:frame draw:style-name="gr4" draw:text-style-name="P8" draw:id="id10" draw:layer="layout" svg:width="6.552cm" svg:height="3.366cm" svg:x="19.948cm" svg:y="13.134cm">
          <draw:text-box>
            <text:p text:style-name="P8"><text:span text:style-name="T6">raise_from(N2) :</text:span></text:p>
            <text:p text:style-name="P8"><text:span text:style-name="T6"><text:s text:c="2"/></text:span><text:span text:style-name="T6">notif_number=2</text:span></text:p>
            <text:p text:style-name="P8"><text:span text:style-name="T6"><text:s text:c="2"/></text:span><text:span text:style-name="T6">create_notifications()</text:span></text:p>
            <text:p text:style-name="P8"><text:span text:style-name="T6"><text:s text:c="2"/></text:span><text:span text:style-name="T6">get_contacts()</text:span></text:p>
            <text:p text:style-name="P8"><text:span text:style-name="T6"><text:s text:c="4"/></text:span></text:p>
          </draw:text-box>
        </draw:frame>
        <draw:line draw:style-name="gr12" draw:text-style-name="P1" draw:layer="layout" svg:x1="20cm" svg:y1="15.5cm" svg:x2="18.628cm" svg:y2="18cm">
          <text:p/>
        </draw:line>
        <draw:frame draw:style-name="gr4" draw:text-style-name="P4" draw:id="id11" draw:layer="layout" svg:width="5.485cm" svg:height="0.878cm" draw:transform="rotate (1.5707963267946) translate (21cm 8.485cm)">
          <draw:text-box>
            <text:p text:style-name="P9"><text:span text:style-name="T3">N3(C3, notif_nb=2)</text:span></text:p>
          </draw:text-box>
        </draw:frame>
        <draw:frame draw:style-name="gr4" draw:text-style-name="P4" draw:id="id12" draw:layer="layout" svg:width="5.485cm" svg:height="0.878cm" draw:transform="rotate (1.5707963267946) translate (22cm 8.485cm)">
          <draw:text-box>
            <text:p text:style-name="P9"><text:span text:style-name="T3">N4(C4, notif_nb=2)</text:span></text:p>
          </draw:text-box>
        </draw:frame>
        <draw:frame draw:style-name="gr4" draw:text-style-name="P8" draw:layer="layout" svg:width="6.302cm" svg:height="1.497cm" svg:x="20.198cm" svg:y="16cm">
          <draw:text-box>
            <text:p text:style-name="P8"><text:span text:style-name="T6">raise_from(N1) :</text:span></text:p>
            <text:p text:style-name="P8"><text:span text:style-name="T6"><text:s text:c="2"/></text:span><text:span text:style-name="T6">N1.notif_nb&lt;2 → exit</text:span></text:p>
          </draw:text-box>
        </draw:frame>
        <draw:connector draw:style-name="gr11" draw:text-style-name="P1" draw:layer="layout" draw:type="curve" svg:x1="26.5cm" svg:y1="14.817cm" svg:x2="21.439cm" svg:y2="8.485cm" draw:start-shape="id10" draw:start-glue-point="1" draw:end-shape="id11" draw:end-glue-point="3" svg:d="m26500 14817c751 0 626-2004-827-2715s-4234-130-4234-3617">
          <text:p/>
        </draw:connector>
        <draw:connector draw:style-name="gr11" draw:text-style-name="P1" draw:layer="layout" draw:type="curve" svg:x1="26.5cm" svg:y1="14.817cm" svg:x2="22.439cm" svg:y2="8.485cm" draw:start-shape="id10" draw:start-glue-point="1" draw:end-shape="id12" draw:end-glue-point="3" svg:d="m26500 14817c751 0 626-2004-577-2715s-3484-130-3484-3617">
          <text:p/>
        </draw:connector>
        <draw:frame draw:style-name="gr4" draw:text-style-name="P6" draw:layer="layout" svg:width="1.548cm" svg:height="0.975cm" svg:x="23.952cm" svg:y="10.5cm">
          <draw:text-box>
            <text:p text:style-name="P5"><text:span text:style-name="T4">(8)</text:span></text:p>
          </draw:text-box>
        </draw:frame>
        <draw:frame draw:style-name="gr4" draw:text-style-name="P6" draw:layer="layout" svg:width="1.455cm" svg:height="0.975cm" svg:x="12.893cm" svg:y="12cm">
          <draw:text-box>
            <text:p text:style-name="P5"><text:span text:style-name="T4">(3)</text:span></text:p>
          </draw:text-box>
        </draw:frame>
        <draw:frame draw:style-name="gr4" draw:text-style-name="P6" draw:layer="layout" svg:width="5.713cm" svg:height="0.975cm" svg:x="14.287cm" svg:y="3.025cm">
          <draw:text-box>
            <text:p text:style-name="P5"><text:span text:style-name="T4">(5) put_retusult</text:span></text:p>
          </draw:text-box>
        </draw:frame>
        <draw:frame draw:style-name="gr4" draw:text-style-name="P6" draw:layer="layout" svg:width="1.476cm" svg:height="0.975cm" svg:x="17.021cm" svg:y="8.694cm">
          <draw:text-box>
            <text:p text:style-name="P5"><text:span text:style-name="T4">(6)</text:span></text:p>
          </draw:text-box>
        </draw:frame>
        <draw:frame draw:style-name="gr13" draw:text-style-name="P6" draw:layer="layout" svg:width="1.374cm" svg:height="1cm" svg:x="25.5cm" svg:y="15.5cm">
          <draw:text-box>
            <text:p text:style-name="P5"><text:span text:style-name="T4">(7)</text:span></text:p>
          </draw:text-box>
        </draw:frame>
        <draw:line draw:style-name="gr14" draw:text-style-name="P1" draw:layer="layout" svg:x1="3cm" svg:y1="11.5cm" svg:x2="7cm" svg:y2="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o LUA Thanks.</meta:initial-creator>
    <meta:creation-date>2009-07-08T15:50:36.30</meta:creation-date>
    <dc:date>2010-07-27T16:30:20</dc:date>
    <meta:editing-duration>PT02H27M51S</meta:editing-duration>
    <meta:editing-cycles>25</meta:editing-cycles>
    <meta:generator>OpenOffice.org/3.2$Linux OpenOffice.org_project/320m12$Build-9483</meta:generator>
    <dc:creator>rfronteau </dc:creator>
    <meta:document-statistic meta:object-count="56"/>
  </office:meta>
</office:document-meta>
</file>